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2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1" style:family="paragraph" style:parent-style-name="Preformatted_20_Text">
      <style:text-properties officeooo:rsid="000b3064" officeooo:paragraph-rsid="000b3064"/>
    </style:style>
    <style:style style:name="P12" style:family="paragraph" style:parent-style-name="Preformatted_20_Text">
      <style:text-properties officeooo:rsid="000b3064" officeooo:paragraph-rsid="000bec68"/>
    </style:style>
    <style:style style:name="P13" style:family="paragraph" style:parent-style-name="Preformatted_20_Text">
      <style:text-properties style:font-name="Liberation Serif" officeooo:rsid="000bec68" officeooo:paragraph-rsid="000bec68"/>
    </style:style>
    <style:style style:name="P14" style:family="paragraph" style:parent-style-name="Preformatted_20_Text">
      <style:text-properties style:font-name="FreeMono" officeooo:rsid="000b3064" officeooo:paragraph-rsid="000bec68"/>
    </style:style>
    <style:style style:name="P15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6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7" style:family="paragraph" style:parent-style-name="Preformatted_20_Text">
      <style:text-properties officeooo:rsid="000bec68" officeooo:paragraph-rsid="000bec68"/>
    </style:style>
    <style:style style:name="P18" style:family="paragraph" style:parent-style-name="Preformatted_20_Text">
      <style:text-properties officeooo:rsid="000bec68" officeooo:paragraph-rsid="000b3064"/>
    </style:style>
    <style:style style:name="P19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0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1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2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3" style:family="paragraph" style:parent-style-name="Preformatted_20_Text">
      <style:text-properties officeooo:paragraph-rsid="000bec68"/>
    </style:style>
    <style:style style:name="P24" style:family="paragraph" style:parent-style-name="Preformatted_20_Text">
      <style:text-properties style:font-name="Liberation Mono" officeooo:rsid="000bec68" officeooo:paragraph-rsid="000bec68"/>
    </style:style>
    <style:style style:name="P25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26" style:family="paragraph" style:parent-style-name="Preformatted_20_Text" style:list-style-name="L1">
      <style:text-properties officeooo:paragraph-rsid="000bec68"/>
    </style:style>
    <style:style style:name="P27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28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officeooo:rsid="000bec68" officeooo:paragraph-rsid="000bec68"/>
    </style:style>
    <style:style style:name="P30" style:family="paragraph" style:parent-style-name="Preformatted_20_Text">
      <style:text-properties style:font-name="FreeMono" officeooo:rsid="0013c70f" officeooo:paragraph-rsid="00146971"/>
    </style:style>
    <style:style style:name="P31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32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33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34" style:family="paragraph" style:parent-style-name="Heading_20_2">
      <style:paragraph-properties fo:text-align="center" style:justify-single-word="false"/>
    </style:style>
    <style:style style:name="P35" style:family="paragraph" style:parent-style-name="Heading_20_3">
      <style:text-properties officeooo:rsid="000b3064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officeooo:rsid="000bec6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7885"/>
    </style:style>
    <style:style style:name="T8" style:family="text">
      <style:text-properties officeooo:rsid="001469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span text:style-name="T1">SERVER </text:span>IMPLEMENTATION NOTES</text:h>
      <text:p text:style-name="P11"/>
      <text:p text:style-name="P11"/>
      <text:h text:style-name="Heading_20_3" text:outline-level="3">Server Stats:</text:h>
      <text:p text:style-name="P11"/>
      <text:p text:style-name="P4">OS: Ubuntu/16.0.4</text:p>
      <text:p text:style-name="P4">iP: <text:s/>52.14.73.217</text:p>
      <text:p text:style-name="P4">Domain: cartlc.arqnetworks.com</text:p>
      <text:p text:style-name="P4">Server key: cartlc.pem</text:p>
      <text:p text:style-name="P4">SSH user: ubuntu</text:p>
      <text:p text:style-name="P11"/>
      <text:h text:style-name="Heading_20_3" text:outline-level="3">Logging in to the Server</text:h>
      <text:p text:style-name="P12"><text:span text:style-name="T2">ssh -i cartlc.pem </text:span><text:a xlink:type="simple" xlink:href="mailto:ubuntu@cartlc.arqnetworks.com"><text:span text:style-name="T2">ubuntu@cartlc.arqnetworks.com</text:span></text:a></text:p>
      <text:h text:style-name="Heading_20_3" text:outline-level="3"/>
      <text:h text:style-name="Heading_20_3" text:outline-level="3"/>
      <text:h text:style-name="Heading_20_3" text:outline-level="3">MYSQL Database:</text:h>
      <text:p text:style-name="P11"/>
      <text:p text:style-name="P4">Database: MySQL/5.7.18-0</text:p>
      <text:p text:style-name="P4">Localhost user: <text:s/>root <text:s/>p/w: cartlc</text:p>
      <text:p text:style-name="P4">Remote user: <text:s/>admin p/w: cartcl#@!</text:p>
      <text:p text:style-name="P4">MySQL host: <text:s/>52.14.73.217</text:p>
      <text:p text:style-name="P4">MySQL database: cartlc</text:p>
      <text:p text:style-name="P4">MySQL port: 3306</text:p>
      <text:p text:style-name="P5"/>
      <text:p text:style-name="P7">The following was done to get things going:</text:p>
      <text:p text:style-name="P7"/>
      <text:p text:style-name="P12">mysql&gt; GRANT ALL PRIVILEGES ON cartlc.* TO 'cartlc'@'%' IDENTIFIED BY 'cartcl' WITH GRANT OPTION;</text:p>
      <text:p text:style-name="P12">GRANT ALL PRIVILEGES</text:p>
      <text:p text:style-name="P12">ON cartlc.*</text:p>
      <text:p text:style-name="P12">TO 'cartcl'@'%'</text:p>
      <text:p text:style-name="P5">IDENTIFIED BY 'cartcl';</text:p>
      <text:p text:style-name="P5"/>
      <text:p text:style-name="P20">Terminal MySQL Client:</text:p>
      <text:p text:style-name="P12"/>
      <text:p text:style-name="P12">Help: <text:a xlink:type="simple" xlink:href="http://www.dummies.com/programming/databases/how-to-use-the-mysql-client">http://www.dummies.com/programming/databases/how-to-use-the-mysql-client</text:a></text:p>
      <text:p text:style-name="P12">Setup: apt-get install mysql-client</text:p>
      <text:p text:style-name="P12"/>
      <text:p text:style-name="P12">mysql -u cartlc -p</text:p>
      <text:p text:style-name="P12">p/w: cartcl#@!</text:p>
      <text:p text:style-name="P5">mysql&gt; use cartlc</text:p>
      <text:p text:style-name="P5"/>
      <text:p text:style-name="P8"><text:span text:style-name="T5">U</text:span>sing phpMyAdmin:</text:p>
      <text:p text:style-name="P8"/>
      <text:p text:style-name="P12">Access: <text:bookmark-start text:name="__DdeLink__333_1282433638"/>http://52.14.73.217/phpmyadmin<text:bookmark-end text:name="__DdeLink__333_1282433638"/></text:p>
      <text:p text:style-name="P12"><text:s text:c="3"/>User: root p/w: cartlc</text:p>
      <text:p text:style-name="P12"/>
      <text:p text:style-name="P12">Additional Login for added security: </text:p>
      <text:p text:style-name="P10"><text:s text:c="2"/>User: cartlc p/w: cartcl#@!</text:p>
      <text:p text:style-name="P8"/>
      <text:p text:style-name="P9"><text:soft-page-break/>Setup Notes (what I did):</text:p>
      <text:p text:style-name="P9"/>
      <text:p text:style-name="P2">sudo phpenmod mcrypt</text:p>
      <text:p text:style-name="P16">sudo phpenmod mbstrinog</text:p>
      <text:p text:style-name="P16">sudo systemctl restart apache2</text:p>
      <text:p text:style-name="P16"/>
      <text:p text:style-name="P16">Security setup for phpmyadmin (what I did):<text:tab/></text:p>
      <text:list xml:id="list5631304839068805977" text:style-name="L1">
        <text:list-item>
          <text:p text:style-name="P27">vi /etc/apache2/conf-available/phpmyadmin.conf</text:p>
        </text:list-item>
        <text:list-item>
          <text:p text:style-name="P27">Added 'AllowOveride All' line beneath 'DirectoryIndex' index.php line</text:p>
        </text:list-item>
        <text:list-item>
          <text:p text:style-name="P27">sudo systemctl restart apache2</text:p>
        </text:list-item>
        <text:list-item>
          <text:p text:style-name="P27">Created /usr/share/phpmyadmin/.htaccess</text:p>
        </text:list-item>
        <text:list-item>
          <text:p text:style-name="P27">sudo apt-get install apache2-utils</text:p>
        </text:list-item>
        <text:list-item>
          <text:p text:style-name="P26"><text:span text:style-name="T4">s</text:span><text:span text:style-name="T3">udo htpasswd -c /etc/phpmyadmin/.htpasswd cartlc</text:span></text:p>
        </text:list-item>
        <text:list-item>
          <text:p text:style-name="P28">p/w: cartcl#@!</text:p>
          <text:p text:style-name="P28"/>
        </text:list-item>
      </text:list>
      <text:p text:style-name="P23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3"/>
      <text:p text:style-name="P24">I also had to apply this fix for phpMyAdmin:</text:p>
      <text:p text:style-name="P14">IMPORT create_tables.sql</text:p>
      <text:p text:style-name="P14">sudo vi /etc/phpmyadmin/config.inc.php</text:p>
      <text:h text:style-name="P35" text:outline-level="3"/>
      <text:h text:style-name="P35" text:outline-level="3">Apache</text:h>
      <text:p text:style-name="P4">Apache/2.4.18 (Ubuntu) </text:p>
      <text:p text:style-name="P4">Running as proxy only for port :80 </text:p>
      <text:p text:style-name="P4">redirecting all traffic to port :9000</text:p>
      <text:p text:style-name="P4"/>
      <text:p text:style-name="P4">See /etc/apache2/sites-available/000-default.conf.</text:p>
      <text:p text:style-name="P4"/>
      <text:p text:style-name="P4">This was added:</text:p>
      <text:p text:style-name="P4"/>
      <text:p text:style-name="P3">LoadModule proxy_module modules/mod_proxy.so</text:p>
      <text:p text:style-name="P6">LoadModule proxy_http_module modules/mod_proxy_http.so</text:p>
      <text:p text:style-name="P6"/>
      <text:p text:style-name="P6">&lt;VirtualHost *:80&gt;</text:p>
      <text:p text:style-name="P6"><text:tab/>...</text:p>
      <text:p text:style-name="P6"><text:tab/><text:bookmark-start text:name="__DdeLink__327_1282433638"/>ProxyPreserveHost On</text:p>
      <text:p text:style-name="P33"><text:s text:c="6"/>ProxyPassMatch ^/phpmyadmin !</text:p>
      <text:p text:style-name="P6"><text:tab/>ProxyPass / http://127.0.0.1:9000/</text:p>
      <text:p text:style-name="P6"><text:tab/>ProxyPassReverse / http://127.0.0.1:9000/<text:bookmark-end text:name="__DdeLink__327_1282433638"/></text:p>
      <text:p text:style-name="P6">&lt;/VirtualHost&gt;</text:p>
      <text:p text:style-name="P25"/>
      <text:p text:style-name="P11">In order to get that going the following needed to be done:</text:p>
      <text:p text:style-name="P11"/>
      <text:p text:style-name="P1">sudo a2enmod proxy<text:tab/></text:p>
      <text:p text:style-name="P15">sudo a2enmod proxy_http</text:p>
      <text:p text:style-name="P15">sudo service apache2 restart</text:p>
      <text:p text:style-name="P15"/>
      <text:p text:style-name="P11"/>
      <text:h text:style-name="Heading_20_3" text:outline-level="3"/>
      <text:h text:style-name="Heading_20_3" text:outline-level="3">Play Framework</text:h>
      <text:p text:style-name="P11">The play framework is being used. It is java based.</text:p>
      <text:p text:style-name="P11"/>
      <text:p text:style-name="P11"><text:a xlink:type="simple" xlink:href="https://www.playframework.com/">https://www.playframework.com</text:a></text:p>
      <text:p text:style-name="P11"/>
      <text:p text:style-name="P19">Application Secret:</text:p>
      <text:p text:style-name="P17"><text:soft-page-break/></text:p>
      <text:p text:style-name="P17">An application secret was generated by using this command, within sbt:</text:p>
      <text:p text:style-name="P21">playGenerateSecret</text:p>
      <text:p text:style-name="P22"/>
      <text:p text:style-name="P17">The value of this was placed in the .bashrc environment variable as APPLICATION_SECRET:</text:p>
      <text:p text:style-name="P12"/>
      <text:p text:style-name="P17"><text:span text:style-name="T6">Invocation</text:span>:</text:p>
      <text:p text:style-name="P13"/>
      <text:p text:style-name="P24">After creating a zip file from the play sources you can do this:</text:p>
      <text:p text:style-name="P24"/>
      <text:p text:style-name="P14">sudo bin/play-java -Dhttp.port=80 -Dplay.crypto.secret="$APPLICATION_SECRET"</text:p>
      <text:p text:style-name="P12"/>
      <text:p text:style-name="P17">Or directly from sbt by issuing this command:</text:p>
      <text:p text:style-name="P17"/>
      <text:p text:style-name="P21">testProd</text:p>
      <text:p text:style-name="P22"/>
      <text:p text:style-name="P22">Or:</text:p>
      <text:p text:style-name="P22"/>
      <text:p text:style-name="P22">run</text:p>
      <text:p text:style-name="P12"/>
      <text:h text:style-name="Heading_20_3" text:outline-level="3">From Browser</text:h>
      <text:p text:style-name="P11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1"/>
      <text:p text:style-name="P18"/>
      <text:p text:style-name="P11"/>
      <text:h text:style-name="Heading_20_3" text:outline-level="3">Copy file <text:span text:style-name="T5">to Server</text:span></text:h>
      <text:p text:style-name="P14">scp -i .ssh/cartlc.pem Downloads/cartlc.sql <text:span text:style-name="T5">\</text:span></text:p>
      <text:p text:style-name="P14"><text:s/>ubuntu@cartlc.arqnetworks.com:/home/ubuntu/cartlc.sql</text:p>
      <text:p text:style-name="P11"/>
      <text:p text:style-name="P11"><text:tab/></text:p>
      <text:h text:style-name="Heading_20_3" text:outline-level="3">Testing REGISTRATION <text:span text:style-name="T7">locally</text:span>:</text:h>
      <text:p text:style-name="P30">curl --header "Content-type: application/json" --request POST <text:span text:style-name="T8">\</text:span></text:p>
      <text:p text:style-name="P30"><text:s/>--data '{"first_name": "Doug", "last_name": "Selph", "imei": "555"}' <text:span text:style-name="T8">\</text:span></text:p>
      <text:p text:style-name="P30"><text:s/>http://localhost/registe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21:11:52.209511462</dc:date>
    <meta:generator>LibreOffice/4.2.8.2$Linux_X86_64 LibreOffice_project/420m0$Build-2</meta:generator>
    <meta:editing-duration>PT9H48M44S</meta:editing-duration>
    <meta:editing-cycles>7</meta:editing-cycles>
    <meta:document-statistic meta:table-count="0" meta:image-count="0" meta:object-count="0" meta:page-count="3" meta:paragraph-count="92" meta:word-count="357" meta:character-count="3016" meta:non-whitespace-character-count="2730"/>
  </office:meta>
</office:document-meta>
</file>